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0.7273" calcext:value-type="float">
            <text:p>0.7273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01" calcext:value-type="float">
            <text:p>0.0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674" calcext:value-type="float">
            <text:p>-0.67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90" calcext:value-type="float">
            <text:p>90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01" calcext:value-type="float">
            <text:p>0.0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0.2 sec'.C6]" office:value-type="string" office:string-value="After" calcext:value-type="string">
            <text:p>After</text:p>
          </table:table-cell>
          <table:table-cell table:style-name="ce1" table:formula="of:=['After 0.2 sec'.D6]" office:value-type="float" office:value="876" calcext:value-type="float">
            <text:p>876</text:p>
          </table:table-cell>
          <table:table-cell table:style-name="ce1" table:formula="of:=['After 0.2 sec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593389" calcext:value-type="float">
            <text:p>75.408582859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593389" calcext:value-type="float">
            <text:p>75.40858285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7797831" calcext:value-type="float">
            <text:p>75.408577978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7797831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4571" calcext:value-type="float">
            <text:p>3085.233049845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4571" calcext:value-type="float">
            <text:p>3085.233049845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13145519" calcext:value-type="float">
            <text:p>3085.233131455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13145519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89463" calcext:value-type="float">
            <text:p>-2343.624670894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89463" calcext:value-type="float">
            <text:p>-2343.62467089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6813621" calcext:value-type="float">
            <text:p>-2343.624668136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6813621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314998" calcext:value-type="float">
            <text:p>0.096869365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314998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18117223" calcext:value-type="float">
            <text:p>0.09686936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18117223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87565" calcext:value-type="float">
            <text:p>-1.493549315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87565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19917157" calcext:value-type="float">
            <text:p>-1.493549199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19917157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956" calcext:value-type="float">
            <text:p>-2.353765601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956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1752298" calcext:value-type="float">
            <text:p>-2.353765617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1752298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593389" calcext:value-type="float">
            <text:p>75.4085828593</text:p>
          </table:table-cell>
          <table:table-cell/>
          <table:table-cell table:style-name="ce3" office:value-type="float" office:value="75.40857797831" calcext:value-type="float">
            <text:p>75.4085779783</text:p>
          </table:table-cell>
          <table:table-cell/>
          <table:table-cell table:style-name="ce3" office:value-type="float" office:value="1.00000006472777" calcext:value-type="float">
            <text:p>1.0000000647</text:p>
          </table:table-cell>
          <table:table-cell table:style-name="ce3" office:value-type="float" office:value="0.00000488102890017217" calcext:value-type="float">
            <text:p>0.00000488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4571" calcext:value-type="float">
            <text:p>3085.2330498457</text:p>
          </table:table-cell>
          <table:table-cell/>
          <table:table-cell table:style-name="ce3" office:value-type="float" office:value="3085.23313145519" calcext:value-type="float">
            <text:p>3085.2331314552</text:p>
          </table:table-cell>
          <table:table-cell/>
          <table:table-cell table:style-name="ce3" office:value-type="float" office:value="0.999999973548358" calcext:value-type="float">
            <text:p>0.9999999735</text:p>
          </table:table-cell>
          <table:table-cell table:style-name="ce3" office:value-type="float" office:value="-0.000081609482094791" calcext:value-type="float">
            <text:p>-8.160948209479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89463" calcext:value-type="float">
            <text:p>-2343.6246708946</text:p>
          </table:table-cell>
          <table:table-cell/>
          <table:table-cell table:style-name="ce3" office:value-type="float" office:value="-2343.62466813621" calcext:value-type="float">
            <text:p>-2343.6246681362</text:p>
          </table:table-cell>
          <table:table-cell/>
          <table:table-cell table:style-name="ce3" office:value-type="float" office:value="1.00000000117699" calcext:value-type="float">
            <text:p>1.0000000012</text:p>
          </table:table-cell>
          <table:table-cell table:style-name="ce3" office:value-type="float" office:value="-0.00000275841830443824" calcext:value-type="float">
            <text:p>-2.75841830443824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314998" calcext:value-type="float">
            <text:p>0.0968693659</text:p>
          </table:table-cell>
          <table:table-cell/>
          <table:table-cell table:style-name="ce3" office:value-type="float" office:value="0.0968693618117223" calcext:value-type="float">
            <text:p>0.0968693618</text:p>
          </table:table-cell>
          <table:table-cell/>
          <table:table-cell table:style-name="ce3" office:value-type="float" office:value="1.00000004252921" calcext:value-type="float">
            <text:p>1.0000000425</text:p>
          </table:table-cell>
          <table:table-cell table:style-name="ce3" office:value-type="float" office:value="0.00000000411977754688486" calcext:value-type="float">
            <text:p>4.1197775468848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87565" calcext:value-type="float">
            <text:p>-1.4935493159</text:p>
          </table:table-cell>
          <table:table-cell/>
          <table:table-cell table:style-name="ce3" office:value-type="float" office:value="-1.49354919917157" calcext:value-type="float">
            <text:p>-1.4935491992</text:p>
          </table:table-cell>
          <table:table-cell/>
          <table:table-cell table:style-name="ce3" office:value-type="float" office:value="1.00000007813876" calcext:value-type="float">
            <text:p>1.0000000781</text:p>
          </table:table-cell>
          <table:table-cell table:style-name="ce3" office:value-type="float" office:value="-0.000000116704075958651" calcext:value-type="float">
            <text:p>-1.16704075958651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956" calcext:value-type="float">
            <text:p>-2.3537656014</text:p>
          </table:table-cell>
          <table:table-cell/>
          <table:table-cell table:style-name="ce3" office:value-type="float" office:value="-2.35376561752298" calcext:value-type="float">
            <text:p>-2.3537656175</text:p>
          </table:table-cell>
          <table:table-cell/>
          <table:table-cell table:style-name="ce3" office:value-type="float" office:value="0.999999993145698" calcext:value-type="float">
            <text:p>0.9999999931</text:p>
          </table:table-cell>
          <table:table-cell table:style-name="ce3" office:value-type="float" office:value="0.0000000161334194892504" calcext:value-type="float">
            <text:p>1.6133419489250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1002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593389" calcext:value-type="float">
            <text:p>75.40858285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7797831" calcext:value-type="float">
            <text:p>75.408577978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7797831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4571" calcext:value-type="float">
            <text:p>3085.23304984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13145519" calcext:value-type="float">
            <text:p>3085.233131455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13145519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89463" calcext:value-type="float">
            <text:p>-2343.6246708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6813621" calcext:value-type="float">
            <text:p>-2343.624668136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6813621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314998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18117223" calcext:value-type="float">
            <text:p>0.0968693618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18117223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8756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19917157" calcext:value-type="float">
            <text:p>-1.493549199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19917157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956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1752298" calcext:value-type="float">
            <text:p>-2.353765617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1752298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593389" calcext:value-type="float">
            <text:p>75.40858285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4571" calcext:value-type="float">
            <text:p>3085.23304984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89463" calcext:value-type="float">
            <text:p>-2343.6246708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314998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8756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956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7797831" calcext:value-type="float">
            <text:p>75.408577978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7797831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13145519" calcext:value-type="float">
            <text:p>3085.233131455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13145519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6813621" calcext:value-type="float">
            <text:p>-2343.624668136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6813621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18117223" calcext:value-type="float">
            <text:p>0.096869361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18117223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19917157" calcext:value-type="float">
            <text:p>-1.493549199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19917157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1752298" calcext:value-type="float">
            <text:p>-2.353765617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1752298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8'.C4]" office:value-type="string" office:string-value="Altitude = " calcext:value-type="string">
            <text:p>Altitude = </text:p>
          </table:table-cell>
          <table:table-cell table:style-name="ce1" table:formula="of:=['End tol. 1e-8'.D4]" office:value-type="string" office:string-value="-0.6 km MOLA" calcext:value-type="string">
            <text:p>-0.6 km MOLA</text:p>
          </table:table-cell>
          <table:table-cell table:style-name="ce1" table:formula="of:=['End tol. 1e-8'.E4]" office:value-type="string" office:string-value="TSI Order = " calcext:value-type="string">
            <text:p>TSI Order = </text:p>
          </table:table-cell>
          <table:table-cell table:style-name="ce1" table:formula="of:=['End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8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End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8'.C5]" office:value-type="string" office:string-value="Latitude = " calcext:value-type="string">
            <text:p>Latitude = </text:p>
          </table:table-cell>
          <table:table-cell table:style-name="ce1" table:formula="of:=['End tol. 1e-8'.D5]" office:value-type="float" office:value="0" calcext:value-type="float">
            <text:p>0</text:p>
          </table:table-cell>
          <table:table-cell table:style-name="ce1" table:formula="of:=['End tol. 1e-8'.E5]" office:value-type="string" office:string-value="Longitude = " calcext:value-type="string">
            <text:p>Longitude = </text:p>
          </table:table-cell>
          <table:table-cell table:style-name="ce1" table:formula="of:=['End tol. 1e-8'.F5]" office:value-type="float" office:value="90" calcext:value-type="float">
            <text:p>90</text:p>
          </table:table-cell>
          <table:table-cell table:style-name="ce1" table:formula="of:=['End tol. 1e-8'.G5]" office:value-type="string" office:string-value="FPA = " calcext:value-type="string">
            <text:p>FPA = </text:p>
          </table:table-cell>
          <table:table-cell table:style-name="ce1" table:formula="of:=['End tol. 1e-8'.H5]" office:value-type="float" office:value="89" calcext:value-type="float">
            <text:p>89</text:p>
          </table:table-cell>
          <table:table-cell table:style-name="ce1" table:formula="of:=['End tol. 1e-8'.I5]" office:value-type="string" office:string-value="Azimuth = " calcext:value-type="string">
            <text:p>Azimuth = </text:p>
          </table:table-cell>
          <table:table-cell table:style-name="ce1" table:formula="of:=['End tol. 1e-8'.J5]" office:value-type="float" office:value="90" calcext:value-type="float">
            <text:p>90</text:p>
          </table:table-cell>
          <table:table-cell table:style-name="ce1" table:formula="of:=['End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8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8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End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8'.C6]" office:value-type="string" office:string-value="After" calcext:value-type="string">
            <text:p>After</text:p>
          </table:table-cell>
          <table:table-cell table:style-name="ce1" table:formula="of:=['End tol. 1e-8'.D6]" office:value-type="float" office:value="876" calcext:value-type="float">
            <text:p>876</text:p>
          </table:table-cell>
          <table:table-cell table:style-name="ce1" table:formula="of:=['End tol. 1e-8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0887" calcext:value-type="float">
            <text:p>75.4085828721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0887" calcext:value-type="float">
            <text:p>75.408582872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6491595" calcext:value-type="float">
            <text:p>75.40858264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6491595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73" calcext:value-type="float">
            <text:p>3085.2330498067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73" calcext:value-type="float">
            <text:p>3085.233049806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228373" calcext:value-type="float">
            <text:p>3085.233052283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5228373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73" calcext:value-type="float">
            <text:p>-2343.6246709017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73" calcext:value-type="float">
            <text:p>-2343.624670901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58619" calcext:value-type="float">
            <text:p>-2343.624670586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58619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0441" calcext:value-type="float">
            <text:p>0.0968693659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0441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7375557" calcext:value-type="float">
            <text:p>0.096869365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7375557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147" calcext:value-type="float">
            <text:p>-1.4935493159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147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242896" calcext:value-type="float">
            <text:p>-1.493549312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242896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82" calcext:value-type="float">
            <text:p>-2.3537656014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82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55997" calcext:value-type="float">
            <text:p>-2.353765601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55997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0887" calcext:value-type="float">
            <text:p>75.4085828721</text:p>
          </table:table-cell>
          <table:table-cell/>
          <table:table-cell table:style-name="ce3" office:value-type="float" office:value="75.4085826491595" calcext:value-type="float">
            <text:p>75.4085826492</text:p>
          </table:table-cell>
          <table:table-cell/>
          <table:table-cell table:style-name="ce3" office:value-type="float" office:value="1.00000000295628" calcext:value-type="float">
            <text:p>1.000000003</text:p>
          </table:table-cell>
          <table:table-cell table:style-name="ce3" office:value-type="float" office:value="0.000000222929145365924" calcext:value-type="float">
            <text:p>2.2292914536592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73" calcext:value-type="float">
            <text:p>3085.2330498067</text:p>
          </table:table-cell>
          <table:table-cell/>
          <table:table-cell table:style-name="ce3" office:value-type="float" office:value="3085.23305228373" calcext:value-type="float">
            <text:p>3085.2330522837</text:p>
          </table:table-cell>
          <table:table-cell/>
          <table:table-cell table:style-name="ce3" office:value-type="float" office:value="0.999999999197141" calcext:value-type="float">
            <text:p>0.9999999992</text:p>
          </table:table-cell>
          <table:table-cell table:style-name="ce3" office:value-type="float" office:value="-0.00000247700563704711" calcext:value-type="float">
            <text:p>-0.00000247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73" calcext:value-type="float">
            <text:p>-2343.6246709017</text:p>
          </table:table-cell>
          <table:table-cell/>
          <table:table-cell table:style-name="ce3" office:value-type="float" office:value="-2343.62467058619" calcext:value-type="float">
            <text:p>-2343.6246705862</text:p>
          </table:table-cell>
          <table:table-cell/>
          <table:table-cell table:style-name="ce3" office:value-type="float" office:value="1.00000000013464" calcext:value-type="float">
            <text:p>1.0000000001</text:p>
          </table:table-cell>
          <table:table-cell table:style-name="ce3" office:value-type="float" office:value="-0.000000315535544359591" calcext:value-type="float">
            <text:p>-3.1553554435959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0441" calcext:value-type="float">
            <text:p>0.0968693659</text:p>
          </table:table-cell>
          <table:table-cell/>
          <table:table-cell table:style-name="ce3" office:value-type="float" office:value="0.0968693657375557" calcext:value-type="float">
            <text:p>0.0968693657</text:p>
          </table:table-cell>
          <table:table-cell/>
          <table:table-cell table:style-name="ce3" office:value-type="float" office:value="1.00000000213162" calcext:value-type="float">
            <text:p>1.0000000021</text:p>
          </table:table-cell>
          <table:table-cell table:style-name="ce3" office:value-type="float" office:value="0.00000000020648843745974" calcext:value-type="float">
            <text:p>2.0648843745974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147" calcext:value-type="float">
            <text:p>-1.4935493159</text:p>
          </table:table-cell>
          <table:table-cell/>
          <table:table-cell table:style-name="ce3" office:value-type="float" office:value="-1.49354931242896" calcext:value-type="float">
            <text:p>-1.4935493124</text:p>
          </table:table-cell>
          <table:table-cell/>
          <table:table-cell table:style-name="ce3" office:value-type="float" office:value="1.00000000234509" calcext:value-type="float">
            <text:p>1.0000000023</text:p>
          </table:table-cell>
          <table:table-cell table:style-name="ce3" office:value-type="float" office:value="-0.00000000350251028180537" calcext:value-type="float">
            <text:p>-3.5025102818053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2" calcext:value-type="float">
            <text:p>-2.3537656014</text:p>
          </table:table-cell>
          <table:table-cell/>
          <table:table-cell table:style-name="ce3" office:value-type="float" office:value="-2.35376560155997" calcext:value-type="float">
            <text:p>-2.3537656016</text:p>
          </table:table-cell>
          <table:table-cell/>
          <table:table-cell table:style-name="ce3" office:value-type="float" office:value="0.99999999992686" calcext:value-type="float">
            <text:p>0.9999999999</text:p>
          </table:table-cell>
          <table:table-cell table:style-name="ce3" office:value-type="float" office:value="0.000000000172155179001265" calcext:value-type="float">
            <text:p>1.7215517900126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1002" calcext:value-type="float">
            <text:p>95.91797637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0887" calcext:value-type="float">
            <text:p>75.4085828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6491595" calcext:value-type="float">
            <text:p>75.408582649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6491595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73" calcext:value-type="float">
            <text:p>3085.23304980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228373" calcext:value-type="float">
            <text:p>3085.233052283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5228373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73" calcext:value-type="float">
            <text:p>-2343.6246709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58619" calcext:value-type="float">
            <text:p>-2343.624670586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58619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0441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7375557" calcext:value-type="float">
            <text:p>0.0968693657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7375557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147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242896" calcext:value-type="float">
            <text:p>-1.493549312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242896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2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55997" calcext:value-type="float">
            <text:p>-2.3537656016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55997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0887" calcext:value-type="float">
            <text:p>75.4085828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73" calcext:value-type="float">
            <text:p>3085.23304980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73" calcext:value-type="float">
            <text:p>-2343.6246709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0441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147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2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6491595" calcext:value-type="float">
            <text:p>75.408582649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6491595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228373" calcext:value-type="float">
            <text:p>3085.233052283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5228373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58619" calcext:value-type="float">
            <text:p>-2343.624670586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58619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7375557" calcext:value-type="float">
            <text:p>0.0968693657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7375557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242896" calcext:value-type="float">
            <text:p>-1.493549312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242896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55997" calcext:value-type="float">
            <text:p>-2.353765601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55997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90" calcext:value-type="float">
            <text:p>90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string" office:string-value="After" calcext:value-type="string">
            <text:p>After</text:p>
          </table:table-cell>
          <table:table-cell table:style-name="ce1" table:formula="of:=['End tol. 1e-10'.D6]" office:value-type="float" office:value="876" calcext:value-type="float">
            <text:p>876</text:p>
          </table:table-cell>
          <table:table-cell table:style-name="ce1" table:formula="of:=['End tol. 1e-10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1884" calcext:value-type="float">
            <text:p>75.4085828722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1884" calcext:value-type="float">
            <text:p>75.40858287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7997001" calcext:value-type="float">
            <text:p>75.408582799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7997001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21" calcext:value-type="float">
            <text:p>3085.2330498062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21" calcext:value-type="float">
            <text:p>3085.23304980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050075" calcext:value-type="float">
            <text:p>3085.233050500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5050075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66" calcext:value-type="float">
            <text:p>-2343.6246709017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66" calcext:value-type="float">
            <text:p>-2343.624670901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78077" calcext:value-type="float">
            <text:p>-2343.624670780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78077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1321" calcext:value-type="float">
            <text:p>0.0968693659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1321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8761755" calcext:value-type="float">
            <text:p>0.09686936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8761755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225" calcext:value-type="float">
            <text:p>-1.4935493159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225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494431" calcext:value-type="float">
            <text:p>-1.493549314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494431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58" calcext:value-type="float">
            <text:p>-2.3537656014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58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41377" calcext:value-type="float">
            <text:p>-2.3537656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41377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0997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0997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6" calcext:value-type="float">
            <text:p>0.1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1884" calcext:value-type="float">
            <text:p>75.4085828722</text:p>
          </table:table-cell>
          <table:table-cell/>
          <table:table-cell table:style-name="ce3" office:value-type="float" office:value="75.4085827997001" calcext:value-type="float">
            <text:p>75.4085827997</text:p>
          </table:table-cell>
          <table:table-cell/>
          <table:table-cell table:style-name="ce3" office:value-type="float" office:value="1.00000000096127" calcext:value-type="float">
            <text:p>1.000000001</text:p>
          </table:table-cell>
          <table:table-cell table:style-name="ce3" office:value-type="float" office:value="0.0000000724883335578852" calcext:value-type="float">
            <text:p>7.2488333557885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 office:value-type="float" office:value="3085.23305050075" calcext:value-type="float">
            <text:p>3085.2330505008</text:p>
          </table:table-cell>
          <table:table-cell/>
          <table:table-cell table:style-name="ce3" office:value-type="float" office:value="0.999999999774883" calcext:value-type="float">
            <text:p>0.9999999998</text:p>
          </table:table-cell>
          <table:table-cell table:style-name="ce3" office:value-type="float" office:value="-0.000000694539721735055" calcext:value-type="float">
            <text:p>-6.94539721735055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66" calcext:value-type="float">
            <text:p>-2343.6246709017</text:p>
          </table:table-cell>
          <table:table-cell/>
          <table:table-cell table:style-name="ce3" office:value-type="float" office:value="-2343.62467078077" calcext:value-type="float">
            <text:p>-2343.6246707808</text:p>
          </table:table-cell>
          <table:table-cell/>
          <table:table-cell table:style-name="ce3" office:value-type="float" office:value="1.00000000005158" calcext:value-type="float">
            <text:p>1.0000000001</text:p>
          </table:table-cell>
          <table:table-cell table:style-name="ce3" office:value-type="float" office:value="-0.000000120888216770254" calcext:value-type="float">
            <text:p>-1.2088821677025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321" calcext:value-type="float">
            <text:p>0.0968693659</text:p>
          </table:table-cell>
          <table:table-cell/>
          <table:table-cell table:style-name="ce3" office:value-type="float" office:value="0.0968693658761755" calcext:value-type="float">
            <text:p>0.0968693659</text:p>
          </table:table-cell>
          <table:table-cell/>
          <table:table-cell table:style-name="ce3" office:value-type="float" office:value="1.00000000070153" calcext:value-type="float">
            <text:p>1.0000000007</text:p>
          </table:table-cell>
          <table:table-cell table:style-name="ce3" office:value-type="float" office:value="0.0000000000679566264372156" calcext:value-type="float">
            <text:p>6.7956626437215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25" calcext:value-type="float">
            <text:p>-1.4935493159</text:p>
          </table:table-cell>
          <table:table-cell/>
          <table:table-cell table:style-name="ce3" office:value-type="float" office:value="-1.49354931494431" calcext:value-type="float">
            <text:p>-1.4935493149</text:p>
          </table:table-cell>
          <table:table-cell/>
          <table:table-cell table:style-name="ce3" office:value-type="float" office:value="1.00000000066147" calcext:value-type="float">
            <text:p>1.0000000007</text:p>
          </table:table-cell>
          <table:table-cell table:style-name="ce3" office:value-type="float" office:value="-0.000000000987941950469917" calcext:value-type="float">
            <text:p>-0.0000000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58" calcext:value-type="float">
            <text:p>-2.3537656014</text:p>
          </table:table-cell>
          <table:table-cell/>
          <table:table-cell table:style-name="ce3" office:value-type="float" office:value="-2.35376560141377" calcext:value-type="float">
            <text:p>-2.3537656014</text:p>
          </table:table-cell>
          <table:table-cell/>
          <table:table-cell table:style-name="ce3" office:value-type="float" office:value="0.999999999988875" calcext:value-type="float">
            <text:p>1</text:p>
          </table:table-cell>
          <table:table-cell table:style-name="ce3" office:value-type="float" office:value="0.0000000000261857202588089" calcext:value-type="float">
            <text:p>2.6185720258808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0997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5527136788005" calcext:value-type="float">
            <text:p>3.5527136788005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1884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7997001" calcext:value-type="float">
            <text:p>75.408582799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7997001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050075" calcext:value-type="float">
            <text:p>3085.233050500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5050075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66" calcext:value-type="float">
            <text:p>-2343.6246709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78077" calcext:value-type="float">
            <text:p>-2343.624670780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7807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321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8761755" calcext:value-type="float">
            <text:p>0.096869365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8761755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2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494431" calcext:value-type="float">
            <text:p>-1.493549314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494431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5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41377" calcext:value-type="float">
            <text:p>-2.3537656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41377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0997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0997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1884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66" calcext:value-type="float">
            <text:p>-2343.6246709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321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2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5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7997001" calcext:value-type="float">
            <text:p>75.408582799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7997001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5050075" calcext:value-type="float">
            <text:p>3085.233050500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5050075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78077" calcext:value-type="float">
            <text:p>-2343.624670780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7807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8761755" calcext:value-type="float">
            <text:p>0.096869365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8761755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494431" calcext:value-type="float">
            <text:p>-1.493549314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494431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41377" calcext:value-type="float">
            <text:p>-2.3537656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41377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0997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0997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90" calcext:value-type="float">
            <text:p>90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string" office:string-value="After" calcext:value-type="string">
            <text:p>After</text:p>
          </table:table-cell>
          <table:table-cell table:style-name="ce1" table:formula="of:=['End tol. 1e-11'.D6]" office:value-type="float" office:value="876" calcext:value-type="float">
            <text:p>876</text:p>
          </table:table-cell>
          <table:table-cell table:style-name="ce1" table:formula="of:=['End tol. 1e-11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2381" calcext:value-type="float">
            <text:p>75.4085828722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2381" calcext:value-type="float">
            <text:p>75.40858287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603204" calcext:value-type="float">
            <text:p>75.408582860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8603204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22" calcext:value-type="float">
            <text:p>3085.2330498062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22" calcext:value-type="float">
            <text:p>3085.23304980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91877" calcext:value-type="float">
            <text:p>3085.233049918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4991877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88" calcext:value-type="float">
            <text:p>-2343.6246709019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88" calcext:value-type="float">
            <text:p>-2343.6246709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88207" calcext:value-type="float">
            <text:p>-2343.624670882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88207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1729" calcext:value-type="float">
            <text:p>0.0968693659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1729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32988" calcext:value-type="float">
            <text:p>0.09686936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932988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218" calcext:value-type="float">
            <text:p>-1.4935493159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218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77199" calcext:value-type="float">
            <text:p>-1.493549315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577199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87" calcext:value-type="float">
            <text:p>-2.3537656014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87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9164" calcext:value-type="float">
            <text:p>-2.3537656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39164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3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3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7" calcext:value-type="float">
            <text:p>0.1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381" calcext:value-type="float">
            <text:p>75.4085828722</text:p>
          </table:table-cell>
          <table:table-cell/>
          <table:table-cell table:style-name="ce3" office:value-type="float" office:value="75.4085828603204" calcext:value-type="float">
            <text:p>75.4085828603</text:p>
          </table:table-cell>
          <table:table-cell/>
          <table:table-cell table:style-name="ce3" office:value-type="float" office:value="1.00000000015804" calcext:value-type="float">
            <text:p>1.0000000002</text:p>
          </table:table-cell>
          <table:table-cell table:style-name="ce3" office:value-type="float" office:value="0.0000000119177769875023" calcext:value-type="float">
            <text:p>1.19177769875023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 office:value-type="float" office:value="3085.23304991877" calcext:value-type="float">
            <text:p>3085.2330499188</text:p>
          </table:table-cell>
          <table:table-cell/>
          <table:table-cell table:style-name="ce3" office:value-type="float" office:value="0.99999999996352" calcext:value-type="float">
            <text:p>1</text:p>
          </table:table-cell>
          <table:table-cell table:style-name="ce3" office:value-type="float" office:value="-0.000000112549059849698" calcext:value-type="float">
            <text:p>-1.12549059849698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8" calcext:value-type="float">
            <text:p>-2343.6246709019</text:p>
          </table:table-cell>
          <table:table-cell/>
          <table:table-cell table:style-name="ce3" office:value-type="float" office:value="-2343.62467088207" calcext:value-type="float">
            <text:p>-2343.6246708821</text:p>
          </table:table-cell>
          <table:table-cell/>
          <table:table-cell table:style-name="ce3" office:value-type="float" office:value="1.00000000000845" calcext:value-type="float">
            <text:p>1</text:p>
          </table:table-cell>
          <table:table-cell table:style-name="ce3" office:value-type="float" office:value="-0.0000000198060661205091" calcext:value-type="float">
            <text:p>-1.9806066120509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729" calcext:value-type="float">
            <text:p>0.0968693659</text:p>
          </table:table-cell>
          <table:table-cell/>
          <table:table-cell table:style-name="ce3" office:value-type="float" office:value="0.096869365932988" calcext:value-type="float">
            <text:p>0.0968693659</text:p>
          </table:table-cell>
          <table:table-cell/>
          <table:table-cell table:style-name="ce3" office:value-type="float" office:value="1.00000000011546" calcext:value-type="float">
            <text:p>1.0000000001</text:p>
          </table:table-cell>
          <table:table-cell table:style-name="ce3" office:value-type="float" office:value="0.0000000000111848724726471" calcext:value-type="float">
            <text:p>1.1184872472647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 office:value-type="float" office:value="-1.49354931577199" calcext:value-type="float">
            <text:p>-1.4935493158</text:p>
          </table:table-cell>
          <table:table-cell/>
          <table:table-cell table:style-name="ce3" office:value-type="float" office:value="1.00000000010725" calcext:value-type="float">
            <text:p>1.0000000001</text:p>
          </table:table-cell>
          <table:table-cell table:style-name="ce3" office:value-type="float" office:value="-0.000000000160184754349757" calcext:value-type="float">
            <text:p>-1.60184754349757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7" calcext:value-type="float">
            <text:p>-2.3537656014</text:p>
          </table:table-cell>
          <table:table-cell/>
          <table:table-cell table:style-name="ce3" office:value-type="float" office:value="-2.35376560139164" calcext:value-type="float">
            <text:p>-2.3537656014</text:p>
          </table:table-cell>
          <table:table-cell/>
          <table:table-cell table:style-name="ce3" office:value-type="float" office:value="0.999999999998396" calcext:value-type="float">
            <text:p>1</text:p>
          </table:table-cell>
          <table:table-cell table:style-name="ce3" office:value-type="float" office:value="0.00000000000377475828372553" calcext:value-type="float">
            <text:p>3.7747582837255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1003" calcext:value-type="float">
            <text:p>95.9179763721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381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603204" calcext:value-type="float">
            <text:p>75.408582860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8603204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91877" calcext:value-type="float">
            <text:p>3085.233049918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4991877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8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88207" calcext:value-type="float">
            <text:p>-2343.624670882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8820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729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32988" calcext:value-type="float">
            <text:p>0.096869365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932988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77199" calcext:value-type="float">
            <text:p>-1.493549315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577199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7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9164" calcext:value-type="float">
            <text:p>-2.3537656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39164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3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3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381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8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729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87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603204" calcext:value-type="float">
            <text:p>75.408582860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8603204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91877" calcext:value-type="float">
            <text:p>3085.233049918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4991877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88207" calcext:value-type="float">
            <text:p>-2343.624670882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8820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32988" calcext:value-type="float">
            <text:p>0.096869365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932988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77199" calcext:value-type="float">
            <text:p>-1.493549315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577199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9164" calcext:value-type="float">
            <text:p>-2.3537656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39164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3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3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90" calcext:value-type="float">
            <text:p>90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string" office:string-value="After" calcext:value-type="string">
            <text:p>After</text:p>
          </table:table-cell>
          <table:table-cell table:style-name="ce1" table:formula="of:=['End tol. 1e-12'.D6]" office:value-type="float" office:value="876" calcext:value-type="float">
            <text:p>876</text:p>
          </table:table-cell>
          <table:table-cell table:style-name="ce1" table:formula="of:=['End tol. 1e-12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2127" calcext:value-type="float">
            <text:p>75.4085828722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2127" calcext:value-type="float">
            <text:p>75.40858287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491" calcext:value-type="float">
            <text:p>75.408582872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8723491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22" calcext:value-type="float">
            <text:p>3085.2330498062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22" calcext:value-type="float">
            <text:p>3085.23304980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228" calcext:value-type="float">
            <text:p>3085.23304980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4980228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86" calcext:value-type="float">
            <text:p>-2343.6246709019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86" calcext:value-type="float">
            <text:p>-2343.6246709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336" calcext:value-type="float">
            <text:p>-2343.624670903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90336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1578" calcext:value-type="float">
            <text:p>0.0968693659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1578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683" calcext:value-type="float">
            <text:p>0.09686936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9442683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215" calcext:value-type="float">
            <text:p>-1.4935493159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215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78" calcext:value-type="float">
            <text:p>-1.493549315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59378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78" calcext:value-type="float">
            <text:p>-2.3537656014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78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25" calcext:value-type="float">
            <text:p>-2.3537656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38825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5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5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6" calcext:value-type="float">
            <text:p>0.1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127" calcext:value-type="float">
            <text:p>75.4085828722</text:p>
          </table:table-cell>
          <table:table-cell/>
          <table:table-cell table:style-name="ce3" office:value-type="float" office:value="75.4085828723491" calcext:value-type="float">
            <text:p>75.4085828723</text:p>
          </table:table-cell>
          <table:table-cell/>
          <table:table-cell table:style-name="ce3" office:value-type="float" office:value="0.999999999998192" calcext:value-type="float">
            <text:p>1</text:p>
          </table:table-cell>
          <table:table-cell table:style-name="ce3" office:value-type="float" office:value="-0.000000000136367361847078" calcext:value-type="float">
            <text:p>-1.36367361847078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 office:value-type="float" office:value="3085.23304980228" calcext:value-type="float">
            <text:p>3085.2330498023</text:p>
          </table:table-cell>
          <table:table-cell/>
          <table:table-cell table:style-name="ce3" office:value-type="float" office:value="1.00000000000128" calcext:value-type="float">
            <text:p>1</text:p>
          </table:table-cell>
          <table:table-cell table:style-name="ce3" office:value-type="float" office:value="0.00000000393902155337855" calcext:value-type="float">
            <text:p>3.93902155337855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6" calcext:value-type="float">
            <text:p>-2343.6246709019</text:p>
          </table:table-cell>
          <table:table-cell/>
          <table:table-cell table:style-name="ce3" office:value-type="float" office:value="-2343.62467090336" calcext:value-type="float">
            <text:p>-2343.6246709034</text:p>
          </table:table-cell>
          <table:table-cell/>
          <table:table-cell table:style-name="ce3" office:value-type="float" office:value="0.999999999999362" calcext:value-type="float">
            <text:p>1</text:p>
          </table:table-cell>
          <table:table-cell table:style-name="ce3" office:value-type="float" office:value="0.00000000149520928971469" calcext:value-type="float">
            <text:p>1.49520928971469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578" calcext:value-type="float">
            <text:p>0.0968693659</text:p>
          </table:table-cell>
          <table:table-cell/>
          <table:table-cell table:style-name="ce3" office:value-type="float" office:value="0.0968693659442683" calcext:value-type="float">
            <text:p>0.0968693659</text:p>
          </table:table-cell>
          <table:table-cell/>
          <table:table-cell table:style-name="ce3" office:value-type="float" office:value="0.999999999998859" calcext:value-type="float">
            <text:p>1</text:p>
          </table:table-cell>
          <table:table-cell table:style-name="ce3" office:value-type="float" office:value="-0.000000000000110508824313627" calcext:value-type="float">
            <text:p>-1.1050882431362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5" calcext:value-type="float">
            <text:p>-1.4935493159</text:p>
          </table:table-cell>
          <table:table-cell/>
          <table:table-cell table:style-name="ce3" office:value-type="float" office:value="-1.4935493159378" calcext:value-type="float">
            <text:p>-1.4935493159</text:p>
          </table:table-cell>
          <table:table-cell/>
          <table:table-cell table:style-name="ce3" office:value-type="float" office:value="0.999999999996217" calcext:value-type="float">
            <text:p>1</text:p>
          </table:table-cell>
          <table:table-cell table:style-name="ce3" office:value-type="float" office:value="0.00000000000565036906152727" calcext:value-type="float">
            <text:p>5.6503690615272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78" calcext:value-type="float">
            <text:p>-2.3537656014</text:p>
          </table:table-cell>
          <table:table-cell/>
          <table:table-cell table:style-name="ce3" office:value-type="float" office:value="-2.35376560138825" calcext:value-type="float">
            <text:p>-2.3537656014</text:p>
          </table:table-cell>
          <table:table-cell/>
          <table:table-cell table:style-name="ce3" office:value-type="float" office:value="0.999999999999799" calcext:value-type="float">
            <text:p>1</text:p>
          </table:table-cell>
          <table:table-cell table:style-name="ce3" office:value-type="float" office:value="0.000000000000473399097700167" calcext:value-type="float">
            <text:p>4.7339909770016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1005" calcext:value-type="float">
            <text:p>95.9179763721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127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491" calcext:value-type="float">
            <text:p>75.408582872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8723491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228" calcext:value-type="float">
            <text:p>3085.233049802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4980228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6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336" calcext:value-type="float">
            <text:p>-2343.624670903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90336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578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683" calcext:value-type="float">
            <text:p>0.096869365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9442683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78" calcext:value-type="float">
            <text:p>-1.493549315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59378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7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25" calcext:value-type="float">
            <text:p>-2.3537656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38825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5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5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127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2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86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578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5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7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491" calcext:value-type="float">
            <text:p>75.408582872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8723491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228" calcext:value-type="float">
            <text:p>3085.233049802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4980228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336" calcext:value-type="float">
            <text:p>-2343.624670903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90336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683" calcext:value-type="float">
            <text:p>0.096869365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9442683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78" calcext:value-type="float">
            <text:p>-1.493549315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59378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25" calcext:value-type="float">
            <text:p>-2.3537656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38825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5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5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End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3'.C4]" office:value-type="string" office:string-value="Altitude = " calcext:value-type="string">
            <text:p>Altitude = </text:p>
          </table:table-cell>
          <table:table-cell table:style-name="ce1" table:formula="of:=['End tol. 1e-13'.D4]" office:value-type="string" office:string-value="-0.6 km MOLA" calcext:value-type="string">
            <text:p>-0.6 km MOLA</text:p>
          </table:table-cell>
          <table:table-cell table:style-name="ce1" table:formula="of:=['End tol. 1e-13'.E4]" office:value-type="string" office:string-value="TSI Order = " calcext:value-type="string">
            <text:p>TSI Order = </text:p>
          </table:table-cell>
          <table:table-cell table:style-name="ce1" table:formula="of:=['End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3'.R4]" office:value-type="float" office:value="0.7273" calcext:value-type="float">
            <text:p>0.7273</text:p>
          </table:table-cell>
          <table:table-cell table:number-columns-repeated="7"/>
        </table:table-row>
        <table:table-row table:style-name="ro1">
          <table:table-cell table:style-name="ce1" table:formula="of:=['End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3'.C5]" office:value-type="string" office:string-value="Latitude = " calcext:value-type="string">
            <text:p>Latitude = </text:p>
          </table:table-cell>
          <table:table-cell table:style-name="ce1" table:formula="of:=['End tol. 1e-13'.D5]" office:value-type="float" office:value="0" calcext:value-type="float">
            <text:p>0</text:p>
          </table:table-cell>
          <table:table-cell table:style-name="ce1" table:formula="of:=['End tol. 1e-13'.E5]" office:value-type="string" office:string-value="Longitude = " calcext:value-type="string">
            <text:p>Longitude = </text:p>
          </table:table-cell>
          <table:table-cell table:style-name="ce1" table:formula="of:=['End tol. 1e-13'.F5]" office:value-type="float" office:value="90" calcext:value-type="float">
            <text:p>90</text:p>
          </table:table-cell>
          <table:table-cell table:style-name="ce1" table:formula="of:=['End tol. 1e-13'.G5]" office:value-type="string" office:string-value="FPA = " calcext:value-type="string">
            <text:p>FPA = </text:p>
          </table:table-cell>
          <table:table-cell table:style-name="ce1" table:formula="of:=['End tol. 1e-13'.H5]" office:value-type="float" office:value="89" calcext:value-type="float">
            <text:p>89</text:p>
          </table:table-cell>
          <table:table-cell table:style-name="ce1" table:formula="of:=['End tol. 1e-13'.I5]" office:value-type="string" office:string-value="Azimuth = " calcext:value-type="string">
            <text:p>Azimuth = </text:p>
          </table:table-cell>
          <table:table-cell table:style-name="ce1" table:formula="of:=['End tol. 1e-13'.J5]" office:value-type="float" office:value="90" calcext:value-type="float">
            <text:p>90</text:p>
          </table:table-cell>
          <table:table-cell table:style-name="ce1" table:formula="of:=['End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3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3'.R5]" office:value-type="float" office:value="-0.674" calcext:value-type="float">
            <text:p>-0.6740</text:p>
          </table:table-cell>
          <table:table-cell table:number-columns-repeated="7"/>
        </table:table-row>
        <table:table-row table:style-name="ro1">
          <table:table-cell table:style-name="ce1" table:formula="of:=['End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3'.C6]" office:value-type="string" office:string-value="After" calcext:value-type="string">
            <text:p>After</text:p>
          </table:table-cell>
          <table:table-cell table:style-name="ce1" table:formula="of:=['End tol. 1e-13'.D6]" office:value-type="float" office:value="876" calcext:value-type="float">
            <text:p>876</text:p>
          </table:table-cell>
          <table:table-cell table:style-name="ce1" table:formula="of:=['End tol. 1e-13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2256" calcext:value-type="float">
            <text:p>75.4085828722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2256" calcext:value-type="float">
            <text:p>75.40858287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093" calcext:value-type="float">
            <text:p>75.408582872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8723093" calcext:value-type="float">
            <text:p>-7.54E+00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21" calcext:value-type="float">
            <text:p>3085.2330498062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21" calcext:value-type="float">
            <text:p>3085.23304980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519" calcext:value-type="float">
            <text:p>3085.233049805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4980519" calcext:value-type="float">
            <text:p>-3.09E+003</text:p>
          </table:table-cell>
          <table:table-cell/>
          <table:table-cell table:style-name="ce3" table:formula="of:=SQRT([.D9]*[.D9]+[.D10]*[.D10]+[.D11]*[.D11])" office:value-type="float" office:value="3875.16787043444" calcext:value-type="float">
            <text:p>3875.1678704345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875.16787043444" calcext:value-type="float">
            <text:p>3875.167870434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91" calcext:value-type="float">
            <text:p>-2343.6246709019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91" calcext:value-type="float">
            <text:p>-2343.6246709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41" calcext:value-type="float">
            <text:p>-2343.624670902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90241" calcext:value-type="float">
            <text:p>2.3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1855" calcext:value-type="float">
            <text:p>0.0968693659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1855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528" calcext:value-type="float">
            <text:p>0.09686936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9442528" calcext:value-type="float">
            <text:p>-9.69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218" calcext:value-type="float">
            <text:p>-1.4935493159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218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358" calcext:value-type="float">
            <text:p>-1.493549315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593358" calcext:value-type="float">
            <text:p>1.49E+000</text:p>
          </table:table-cell>
          <table:table-cell/>
          <table:table-cell table:style-name="ce3" table:formula="of:=SQRT([.D12]*[.D12]+[.D13]*[.D13]+[.D14]*[.D14])" office:value-type="float" office:value="2.78931635700522" calcext:value-type="float">
            <text:p>2.789316357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78931635700522" calcext:value-type="float">
            <text:p>2.78931635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9" calcext:value-type="float">
            <text:p>-2.3537656014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9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38819" calcext:value-type="float">
            <text:p>2.35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1" calcext:value-type="float">
            <text:p>95.9179763721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" calcext:value-type="float">
            <text:p>-9.59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8" calcext:value-type="float">
            <text:p>0.18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256" calcext:value-type="float">
            <text:p>75.4085828722</text:p>
          </table:table-cell>
          <table:table-cell/>
          <table:table-cell table:style-name="ce3" office:value-type="float" office:value="75.4085828723093" calcext:value-type="float">
            <text:p>75.4085828723</text:p>
          </table:table-cell>
          <table:table-cell/>
          <table:table-cell table:style-name="ce3" office:value-type="float" office:value="0.99999999999889" calcext:value-type="float">
            <text:p>1</text:p>
          </table:table-cell>
          <table:table-cell table:style-name="ce3" office:value-type="float" office:value="-0.0000000000837019342725398" calcext:value-type="float">
            <text:p>-8.3701934272539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 office:value-type="float" office:value="3085.23304980519" calcext:value-type="float">
            <text:p>3085.2330498052</text:p>
          </table:table-cell>
          <table:table-cell/>
          <table:table-cell table:style-name="ce3" office:value-type="float" office:value="1.00000000000033" calcext:value-type="float">
            <text:p>1</text:p>
          </table:table-cell>
          <table:table-cell table:style-name="ce3" office:value-type="float" office:value="0.00000000101681507658213" calcext:value-type="float">
            <text:p>0.0000000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875.16787043444" calcext:value-type="float">
            <text:p>3875.1678704345</text:p>
          </table:table-cell>
          <table:table-cell/>
          <table:table-cell table:style-name="ce3" table:formula="of:=SQRT([.F21]*[.F21]+[.F22]*[.F22]+[.F23]*[.F23])" office:value-type="float" office:value="3875.16787043393" calcext:value-type="float">
            <text:p>3875.1678704339</text:p>
          </table:table-cell>
          <table:table-cell/>
          <table:table-cell table:formula="of:=[.T22]/[.V22]" office:value-type="float" office:value="1.00000000000013" calcext:value-type="float">
            <text:p>1</text:p>
          </table:table-cell>
          <table:table-cell table:formula="of:=[.T22]-[.V22]" office:value-type="float" office:value="0.000000000508407538291067" calcext:value-type="float">
            <text:p>5.08407538291067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1" calcext:value-type="float">
            <text:p>-2343.6246709019</text:p>
          </table:table-cell>
          <table:table-cell/>
          <table:table-cell table:style-name="ce3" office:value-type="float" office:value="-2343.62467090241" calcext:value-type="float">
            <text:p>-2343.6246709024</text:p>
          </table:table-cell>
          <table:table-cell/>
          <table:table-cell table:style-name="ce3" office:value-type="float" office:value="0.999999999999786" calcext:value-type="float">
            <text:p>1</text:p>
          </table:table-cell>
          <table:table-cell table:style-name="ce3" office:value-type="float" office:value="0.00000000050158632802777" calcext:value-type="float">
            <text:p>5.015863280277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855" calcext:value-type="float">
            <text:p>0.0968693659</text:p>
          </table:table-cell>
          <table:table-cell/>
          <table:table-cell table:style-name="ce3" office:value-type="float" office:value="0.0968693659442528" calcext:value-type="float">
            <text:p>0.0968693659</text:p>
          </table:table-cell>
          <table:table-cell/>
          <table:table-cell table:style-name="ce3" office:value-type="float" office:value="0.999999999999305" calcext:value-type="float">
            <text:p>1</text:p>
          </table:table-cell>
          <table:table-cell table:style-name="ce3" office:value-type="float" office:value="-0.0000000000000672795152922845" calcext:value-type="float">
            <text:p>-6.7279515292284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 office:value-type="float" office:value="-1.49354931593358" calcext:value-type="float">
            <text:p>-1.4935493159</text:p>
          </table:table-cell>
          <table:table-cell/>
          <table:table-cell table:style-name="ce3" office:value-type="float" office:value="0.999999999999062" calcext:value-type="float">
            <text:p>1</text:p>
          </table:table-cell>
          <table:table-cell table:style-name="ce3" office:value-type="float" office:value="0.00000000000140087941247202" calcext:value-type="float">
            <text:p>1.4008794124720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78931635700522" calcext:value-type="float">
            <text:p>2.789316357</text:p>
          </table:table-cell>
          <table:table-cell/>
          <table:table-cell table:style-name="ce3" table:formula="of:=SQRT([.F24]*[.F24]+[.F25]*[.F25]+[.F26]*[.F26])" office:value-type="float" office:value="2.78931635700621" calcext:value-type="float">
            <text:p>2.789316357</text:p>
          </table:table-cell>
          <table:table-cell/>
          <table:table-cell table:formula="of:=[.T25]/[.V25]" office:value-type="float" office:value="0.999999999999643" calcext:value-type="float">
            <text:p>1</text:p>
          </table:table-cell>
          <table:table-cell table:formula="of:=[.T25]-[.V25]" office:value-type="float" office:value="-0.000000000000996536186903541" calcext:value-type="float">
            <text:p>-9.96536186903541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" calcext:value-type="float">
            <text:p>-2.3537656014</text:p>
          </table:table-cell>
          <table:table-cell/>
          <table:table-cell table:style-name="ce3" office:value-type="float" office:value="-2.35376560138819" calcext:value-type="float">
            <text:p>-2.3537656014</text:p>
          </table:table-cell>
          <table:table-cell/>
          <table:table-cell table:style-name="ce3" office:value-type="float" office:value="0.99999999999988" calcext:value-type="float">
            <text:p>1</text:p>
          </table:table-cell>
          <table:table-cell table:style-name="ce3" office:value-type="float" office:value="0.00000000000028332891588434" calcext:value-type="float">
            <text:p>2.833289158843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 office:value-type="float" office:value="95.9179763721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256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093" calcext:value-type="float">
            <text:p>75.408582872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8723093" calcext:value-type="float">
            <text:p>-7.54E+00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519" calcext:value-type="float">
            <text:p>3085.233049805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4980519" calcext:value-type="float">
            <text:p>-3.09E+003</text:p>
          </table:table-cell>
          <table:table-cell/>
          <table:table-cell table:style-name="ce3" table:formula="of:=SQRT([.D33]*[.D33]+[.D34]*[.D34]+[.D35]*[.D35])" office:value-type="float" office:value="3875.16787043444" calcext:value-type="float">
            <text:p>3875.1678704345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875.16787043444" calcext:value-type="float">
            <text:p>3875.167870434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1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41" calcext:value-type="float">
            <text:p>-2343.6246709024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90241" calcext:value-type="float">
            <text:p>2.3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855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528" calcext:value-type="float">
            <text:p>0.096869365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9442528" calcext:value-type="float">
            <text:p>-9.69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358" calcext:value-type="float">
            <text:p>-1.493549315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593358" calcext:value-type="float">
            <text:p>1.49E+000</text:p>
          </table:table-cell>
          <table:table-cell/>
          <table:table-cell table:style-name="ce3" table:formula="of:=SQRT([.D36]*[.D36]+[.D37]*[.D37]+[.D38]*[.D38])" office:value-type="float" office:value="2.78931635700522" calcext:value-type="float">
            <text:p>2.789316357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78931635700522" calcext:value-type="float">
            <text:p>2.78931635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38819" calcext:value-type="float">
            <text:p>2.35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" calcext:value-type="float">
            <text:p>-9.59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256" calcext:value-type="float">
            <text:p>75.40858287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1" calcext:value-type="float">
            <text:p>3085.233049806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875.16787043444" calcext:value-type="float">
            <text:p>3875.1678704345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875.16787043444" calcext:value-type="float">
            <text:p>3875.167870434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1" calcext:value-type="float">
            <text:p>-2343.6246709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855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8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78931635700522" calcext:value-type="float">
            <text:p>2.789316357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78931635700522" calcext:value-type="float">
            <text:p>2.78931635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1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3093" calcext:value-type="float">
            <text:p>75.408582872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8723093" calcext:value-type="float">
            <text:p>-7.54E+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519" calcext:value-type="float">
            <text:p>3085.233049805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4980519" calcext:value-type="float">
            <text:p>-3.09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41" calcext:value-type="float">
            <text:p>-2343.624670902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90241" calcext:value-type="float">
            <text:p>2.3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528" calcext:value-type="float">
            <text:p>0.096869365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9442528" calcext:value-type="float">
            <text:p>-9.69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358" calcext:value-type="float">
            <text:p>-1.493549315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593358" calcext:value-type="float">
            <text:p>1.4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38819" calcext:value-type="float">
            <text:p>2.35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" calcext:value-type="float">
            <text:p>-9.59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90" calcext:value-type="float">
            <text:p>90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01" calcext:value-type="float">
            <text:p>0.0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string" office:string-value="After" calcext:value-type="string">
            <text:p>After</text:p>
          </table:table-cell>
          <table:table-cell table:style-name="ce1" table:formula="of:=['End tol. 1e-14'.D6]" office:value-type="float" office:value="876" calcext:value-type="float">
            <text:p>876</text:p>
          </table:table-cell>
          <table:table-cell table:style-name="ce1" table:formula="of:=['End tol. 1e-14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5.4085828722504" calcext:value-type="float">
            <text:p>75.4085828723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5.4085828722504" calcext:value-type="float">
            <text:p>75.408582872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2733" calcext:value-type="float">
            <text:p>75.408582872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5.4085828722733" calcext:value-type="float">
            <text:p>-7.54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85.23304980625" calcext:value-type="float">
            <text:p>3085.2330498063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85.23304980625" calcext:value-type="float">
            <text:p>3085.23304980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607" calcext:value-type="float">
            <text:p>3085.233049806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85.23304980607" calcext:value-type="float">
            <text:p>-3.0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343.62467090197" calcext:value-type="float">
            <text:p>-2343.624670902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343.62467090197" calcext:value-type="float">
            <text:p>-2343.6246709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19" calcext:value-type="float">
            <text:p>-2343.624670902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2343.62467090219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968693659441954" calcext:value-type="float">
            <text:p>0.0968693659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968693659441954" calcext:value-type="float">
            <text:p>0.09686936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239" calcext:value-type="float">
            <text:p>0.096869365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968693659442239" calcext:value-type="float">
            <text:p>-9.69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1.49354931593212" calcext:value-type="float">
            <text:p>-1.4935493159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1.49354931593212" calcext:value-type="float">
            <text:p>-1.49354931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232" calcext:value-type="float">
            <text:p>-1.493549315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1.49354931593232" calcext:value-type="float">
            <text:p>1.4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35376560138798" calcext:value-type="float">
            <text:p>-2.3537656014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35376560138798" calcext:value-type="float">
            <text:p>-2.3537656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35376560138819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95.9179763721003" calcext:value-type="float">
            <text:p>95.9179763721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3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2" calcext:value-type="float">
            <text:p>-9.59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7" calcext:value-type="float">
            <text:p>0.1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504" calcext:value-type="float">
            <text:p>75.4085828723</text:p>
          </table:table-cell>
          <table:table-cell/>
          <table:table-cell table:style-name="ce3" office:value-type="float" office:value="75.4085828722733" calcext:value-type="float">
            <text:p>75.4085828723</text:p>
          </table:table-cell>
          <table:table-cell/>
          <table:table-cell table:style-name="ce3" office:value-type="float" office:value="0.999999999999696" calcext:value-type="float">
            <text:p>1</text:p>
          </table:table-cell>
          <table:table-cell table:style-name="ce3" office:value-type="float" office:value="-0.000000000022936319510336" calcext:value-type="float">
            <text:p>-2.293631951033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5" calcext:value-type="float">
            <text:p>3085.2330498063</text:p>
          </table:table-cell>
          <table:table-cell/>
          <table:table-cell table:style-name="ce3" office:value-type="float" office:value="3085.23304980607" calcext:value-type="float">
            <text:p>3085.2330498061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177351466845721" calcext:value-type="float">
            <text:p>1.7735146684572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7" calcext:value-type="float">
            <text:p>-2343.624670902</text:p>
          </table:table-cell>
          <table:table-cell/>
          <table:table-cell table:style-name="ce3" office:value-type="float" office:value="-2343.62467090219" calcext:value-type="float">
            <text:p>-2343.6246709022</text:p>
          </table:table-cell>
          <table:table-cell/>
          <table:table-cell table:style-name="ce3" office:value-type="float" office:value="0.999999999999905" calcext:value-type="float">
            <text:p>1</text:p>
          </table:table-cell>
          <table:table-cell table:style-name="ce3" office:value-type="float" office:value="0.000000000221916707232594" calcext:value-type="float">
            <text:p>2.2191670723259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954" calcext:value-type="float">
            <text:p>0.0968693659</text:p>
          </table:table-cell>
          <table:table-cell/>
          <table:table-cell table:style-name="ce3" office:value-type="float" office:value="0.0968693659442239" calcext:value-type="float">
            <text:p>0.0968693659</text:p>
          </table:table-cell>
          <table:table-cell/>
          <table:table-cell table:style-name="ce3" office:value-type="float" office:value="0.999999999999707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2" calcext:value-type="float">
            <text:p>-1.4935493159</text:p>
          </table:table-cell>
          <table:table-cell/>
          <table:table-cell table:style-name="ce3" office:value-type="float" office:value="-1.49354931593232" calcext:value-type="float">
            <text:p>-1.4935493159</text:p>
          </table:table-cell>
          <table:table-cell/>
          <table:table-cell table:style-name="ce3" office:value-type="float" office:value="0.999999999999867" calcext:value-type="float">
            <text:p>1</text:p>
          </table:table-cell>
          <table:table-cell table:style-name="ce3" office:value-type="float" office:value="0.000000000000199174010617753" calcext:value-type="float">
            <text:p>1.9917401061775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8" calcext:value-type="float">
            <text:p>-2.3537656014</text:p>
          </table:table-cell>
          <table:table-cell/>
          <table:table-cell table:style-name="ce3" office:value-type="float" office:value="-2.35376560138819" calcext:value-type="float">
            <text:p>-2.3537656014</text:p>
          </table:table-cell>
          <table:table-cell/>
          <table:table-cell table:style-name="ce3" office:value-type="float" office:value="0.99999999999991" calcext:value-type="float">
            <text:p>1</text:p>
          </table:table-cell>
          <table:table-cell table:style-name="ce3" office:value-type="float" office:value="0.00000000000021183055309848" calcext:value-type="float">
            <text:p>2.118305530984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3" calcext:value-type="float">
            <text:p>95.9179763721</text:p>
          </table:table-cell>
          <table:table-cell/>
          <table:table-cell table:style-name="ce3" office:value-type="float" office:value="95.9179763721002" calcext:value-type="float">
            <text:p>95.91797637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504" calcext:value-type="float">
            <text:p>75.40858287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2733" calcext:value-type="float">
            <text:p>75.408582872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5.4085828722733" calcext:value-type="float">
            <text:p>-7.5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5" calcext:value-type="float">
            <text:p>3085.2330498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607" calcext:value-type="float">
            <text:p>3085.233049806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85.23304980607" calcext:value-type="float">
            <text:p>-3.0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7" calcext:value-type="float">
            <text:p>-2343.6246709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19" calcext:value-type="float">
            <text:p>-2343.624670902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2343.62467090219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954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239" calcext:value-type="float">
            <text:p>0.096869365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968693659442239" calcext:value-type="float">
            <text:p>-9.69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2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232" calcext:value-type="float">
            <text:p>-1.493549315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1.49354931593232" calcext:value-type="float">
            <text:p>1.4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35376560138819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3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5.4085828722504" calcext:value-type="float">
            <text:p>75.40858287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85.23304980625" calcext:value-type="float">
            <text:p>3085.2330498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343.62467090197" calcext:value-type="float">
            <text:p>-2343.6246709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968693659441954" calcext:value-type="float">
            <text:p>0.09686936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1.49354931593212" calcext:value-type="float">
            <text:p>-1.4935493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35376560138798" calcext:value-type="float">
            <text:p>-2.3537656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95.9179763721003" calcext:value-type="float">
            <text:p>95.91797637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5.4085828722733" calcext:value-type="float">
            <text:p>75.408582872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5.4085828722733" calcext:value-type="float">
            <text:p>-7.5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85.23304980607" calcext:value-type="float">
            <text:p>3085.233049806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85.23304980607" calcext:value-type="float">
            <text:p>-3.0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2343.62467090219" calcext:value-type="float">
            <text:p>-2343.624670902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2343.62467090219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968693659442239" calcext:value-type="float">
            <text:p>0.096869365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968693659442239" calcext:value-type="float">
            <text:p>-9.69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1.49354931593232" calcext:value-type="float">
            <text:p>-1.493549315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1.49354931593232" calcext:value-type="float">
            <text:p>1.4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2.35376560138819" calcext:value-type="float">
            <text:p>-2.3537656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35376560138819" calcext:value-type="float">
            <text:p>2.3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95.917976372100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2:06:08.536248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9T12:21:54.090583901</dc:date>
    <dc:creator>Stacha Petrovic</dc:creator>
    <meta:editing-duration>P65DT4H8M35S</meta:editing-duration>
    <meta:editing-cycles>1170</meta:editing-cycles>
    <meta:document-statistic meta:table-count="8" meta:cell-count="3101" meta:object-count="0"/>
    <meta:user-defined meta:name="qrichtext">1</meta:user-defined>
  </office:meta>
</office:document-meta>
</file>